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7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e Your Employees Burning Out?</text:p>
          </table:table-cell>
          <table:table-cell office:value-type="string" calcext:value-type="string">
            <text:p>Kaggle Link ==&gt; </text:p>
          </table:table-cell>
          <table:table-cell office:value-type="string" calcext:value-type="string">
            <text:p><text:a xlink:href="https://www.kaggle.com/blurredmachine/are-your-employees-burning-out?select=train.csv" xlink:type="simple">https://www.kaggle.com/blurredmachine/are-your-employees-burning-out?select=train.csv</text:a>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string" calcext:value-type="string">
            <text:p>Employee ID</text:p>
          </table:table-cell>
          <table:table-cell/>
          <table:table-cell office:value-type="string" calcext:value-type="string">
            <text:p>The unique ID allocated for each employee (example: fffe390032003000)</text:p>
          </table:table-cell>
        </table:table-row>
        <table:table-row table:style-name="ro2">
          <table:table-cell/>
          <table:table-cell office:value-type="string" calcext:value-type="string">
            <text:p>Date of Join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<text:s/>The date-time when the employee has joined the organization (example: 2008-12-30)</text:p>
          </table:table-cell>
        </table:table-row>
        <table:table-row table:style-name="ro2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he gender of the employee (Male/Female)</text:p>
          </table:table-cell>
        </table:table-row>
        <table:table-row table:style-name="ro2">
          <table:table-cell/>
          <table:table-cell office:value-type="string" calcext:value-type="string">
            <text:p>Company 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he type of company where the employee is working (Service/Product)</text:p>
          </table:table-cell>
        </table:table-row>
        <table:table-row table:style-name="ro2">
          <table:table-cell/>
          <table:table-cell office:value-type="string" calcext:value-type="string">
            <text:p>WFH Setup Avail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<text:s/>Is the work from home facility available for the employee (Yes/No)</text:p>
          </table:table-cell>
        </table:table-row>
        <table:table-row table:style-name="ro3">
          <table:table-cell/>
          <table:table-cell office:value-type="string" calcext:value-type="string">
            <text:p>Design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ignation: The designation of the employee of work in the organization.</text:p>
            <text:p> In the range of [0.0, 5.0] bigger is higher designation.</text:p>
          </table:table-cell>
        </table:table-row>
        <table:table-row table:style-name="ro3">
          <table:table-cell/>
          <table:table-cell office:value-type="string" calcext:value-type="string">
            <text:p>Resource Alloc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amount of resource allocated to the employee to work, </text:p>
            <text:p>ie. number of working hours. In the range of [1.0, 10.0] (higher means more resource)</text:p>
          </table:table-cell>
        </table:table-row>
        <table:table-row table:style-name="ro3">
          <table:table-cell/>
          <table:table-cell office:value-type="string" calcext:value-type="string">
            <text:p>Mental Fatigue Sco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level of fatigue mentally the employee is facing. </text:p>
            <text:p>In the range of [0.0, 10.0] where 0.0 means no fatigue and 10.0 means completely fatigue.</text:p>
          </table:table-cell>
        </table:table-row>
        <table:table-row table:style-name="ro3">
          <table:table-cell/>
          <table:table-cell office:value-type="string" calcext:value-type="string">
            <text:p>Burn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he value we need to predict for each employee telling the rate of Bur out while working. </text:p>
            <text:p>In the range of [0.0, 1.0] where the higher the value is more is the burn ou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6:39:08.090394680</meta:creation-date>
    <dc:date>2021-01-19T16:51:55.860831364</dc:date>
    <meta:editing-duration>PT1M57S</meta:editing-duration>
    <meta:editing-cycles>2</meta:editing-cycles>
    <meta:generator>LibreOffice/6.4.6.2$Linux_X86_64 LibreOffice_project/40$Build-2</meta:generator>
    <meta:document-statistic meta:table-count="1" meta:cell-count="32" meta:object-count="0"/>
  </office:meta>
</office:document-meta>
</file>